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1cm" svg:height="0.501cm" svg:x="1.499cm" svg:y="2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501cm" svg:height="0.501cm" svg:x="0.5cm" svg:y="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1:21.409000000</dc:date>
    <meta:editing-duration>PT39M30S</meta:editing-duration>
    <meta:editing-cycles>5</meta:editing-cycles>
    <meta:generator>LibreOffice/7.6.4.1$Windows_X86_64 LibreOffice_project/e19e193f88cd6c0525a17fb7a176ed8e6a3e2aa1</meta:generator>
    <meta:document-statistic meta:object-count="6"/>
  </office:meta>
</office:document-meta>
</file>